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6.9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9.58mm" fo:break-before="auto" style:use-optimal-row-height="false"/>
    </style:style>
    <style:style style:name="ro9" style:family="table-row">
      <style:table-row-properties style:row-height="10.25mm" fo:break-before="auto" style:use-optimal-row-height="false"/>
    </style:style>
    <style:style style:name="ro10" style:family="table-row">
      <style:table-row-properties style:row-height="10.9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10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10"/>
          <table:table-cell table:style-name="ce10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0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E PLAYER</text:p>
          </table:table-cell>
          <table:covered-table-cell table:number-columns-repeated="7" table:style-name="ce2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uthentification</text:p>
          </table:table-cell>
          <table:table-cell table:style-name="ce11" office:value-type="string" calcext:value-type="string">
            <text:p>Créer un token d’authentification</text:p>
          </table:table-cell>
          <table:table-cell table:style-name="ce17" office:value-type="string" calcext:value-type="string">
            <text:p>middleware</text:p>
          </table:table-cell>
          <table:table-cell table:style-name="ce17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0]+[.G11]+[.G12]+[.G15]+[.G16]+[.G17]+[.G18]+[.G19]+[.G20]+[.G21]+[.G22]+[.G23]+[.G24]+[.G25]+[.G26]+[.G27]" office:value-type="float" office:value="4" calcext:value-type="float">
            <text:p>4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réer partie</text:p>
          </table:table-cell>
          <table:table-cell table:style-name="ce11" office:value-type="string" calcext:value-type="string">
            <text:p>créer une partie en envoyant un pseudo et renvoie un token d’authentification, la carte, et les photos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10" office:value-type="string" calcext:value-type="string">
            <text:p>Note finale</text:p>
          </table:table-cell>
          <table:table-cell table:style-name="ce26" table:formula="of:=([.J7]/[.J8])*20" office:value-type="float" office:value="4.21052631578947" calcext:value-type="float">
            <text:p>4,21</text:p>
          </table:table-cell>
          <table:table-cell table:style-name="ce10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nregistrer la partie</text:p>
          </table:table-cell>
          <table:table-cell table:style-name="ce11" office:value-type="string" calcext:value-type="string">
            <text:p>Sauvegarder la partie avec son pseudo et son score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fficher scores</text:p>
          </table:table-cell>
          <table:table-cell table:style-name="ce11" office:value-type="string" calcext:value-type="string">
            <text:p>Afficher la liste des 10 meilleurs score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Afficher historique perso</text:p>
          </table:table-cell>
          <table:table-cell table:style-name="ce11" office:value-type="string" calcext:value-type="string">
            <text:p>Afficher la liste de ses parties avec son score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pseudo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E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Ajout de photos</text:p>
          </table:table-cell>
          <table:table-cell table:style-name="ce14" office:value-type="string" calcext:value-type="string">
            <text:p>Ajouter une photo avec son emplacement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8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6" calcext:value-type="float">
            <text:p>106</text:p>
          </table:table-cell>
          <table:table-cell table:number-columns-repeated="2" table:style-name="ce14" office:value-type="string" calcext:value-type="string">
            <text:p>Modifier photo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upprimer photo</text:p>
          </table:table-cell>
          <table:table-cell table:style-name="ce14" office:value-type="string" calcext:value-type="string">
            <text:p>Supprimer une photo, et les séries l’utilisant</text:p>
          </table:table-cell>
          <table:table-cell table:style-name="ce19" office:value-type="string" calcext:value-type="string">
            <text:p>delete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09" calcext:value-type="float">
            <text:p>109</text:p>
          </table:table-cell>
          <table:table-cell table:style-name="ce13" office:value-type="string" calcext:value-type="string">
            <text:p>Créer compte</text:p>
          </table:table-cell>
          <table:table-cell table:style-name="ce13" office:value-type="string" calcext:value-type="string">
            <text:p>Créer un compt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reer_compte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7" office:value-type="float" office:value="112" calcext:value-type="float">
            <text:p>112</text:p>
          </table:table-cell>
          <table:table-cell table:style-name="ce13" office:value-type="string" calcext:value-type="string">
            <text:p>Afficher compte</text:p>
          </table:table-cell>
          <table:table-cell table:style-name="ce13" office:value-type="string" calcext:value-type="string">
            <text:p>Afficher son compte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2" table:number-rows-repeated="1047576">
          <table:table-cell table:number-columns-repeated="1024"/>
        </table:table-row>
        <table:table-row table:style-name="ro13" table:number-rows-repeated="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04:00.008290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7</meta:editing-cycles>
    <meta:editing-duration>PT11M3S</meta:editing-duration>
    <meta:generator>LibreOffice/5.1.6.2$Linux_X86_64 LibreOffice_project/10m0$Build-2</meta:generator>
    <meta:creation-date>2018-02-05T09:57:36.051240561</meta:creation-date>
    <dc:date>2018-02-05T16:05:14.550529124</dc:date>
    <meta:document-statistic meta:table-count="1" meta:cell-count="157" meta:object-count="0"/>
  </office:meta>
</office:document-meta>
</file>